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669aa" officeooo:paragraph-rsid="002669aa"/>
    </style:style>
    <style:style style:name="P2" style:family="paragraph" style:parent-style-name="Standard">
      <style:text-properties officeooo:rsid="00272932" officeooo:paragraph-rsid="00272932"/>
    </style:style>
    <style:style style:name="P3" style:family="paragraph" style:parent-style-name="Standard">
      <style:text-properties officeooo:rsid="00282f10" officeooo:paragraph-rsid="00282f10"/>
    </style:style>
    <style:style style:name="P4" style:family="paragraph" style:parent-style-name="Standard">
      <style:text-properties officeooo:rsid="0029cb9c" officeooo:paragraph-rsid="00282f10"/>
    </style:style>
    <style:style style:name="P5" style:family="paragraph" style:parent-style-name="Standard">
      <style:text-properties officeooo:rsid="0029cb9c" officeooo:paragraph-rsid="0029cb9c"/>
    </style:style>
    <style:style style:name="P6" style:family="paragraph" style:parent-style-name="Standard">
      <style:text-properties officeooo:rsid="0029cb9c" officeooo:paragraph-rsid="002a337a"/>
    </style:style>
    <style:style style:name="T1" style:family="text">
      <style:text-properties officeooo:rsid="00272932"/>
    </style:style>
    <style:style style:name="T2" style:family="text">
      <style:text-properties officeooo:rsid="002a33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isting é o comportamento do JavaScript que carrega as variáveis em memória num certo escopo mesmo que elas sejam atribuídas depois que outras linhas foram chamadas. Mas ela só aloca. Se abaixo for atribuìda àquela variável uma função ou um valor, ele só estará disponível abaixo da atribuição.</text:p>
      <text:p text:style-name="P1"/>
      <text:p text:style-name="P1">Callbacks – <text:span text:style-name="T1">uma função que chama de volta uma função que foi passada para ela como parâmetro.</text:span></text:p>
      <text:p text:style-name="P1"/>
      <text:p text:style-name="P2">Encapsulamento – técnica para esconder a complexidade de uma classe.</text:p>
      <text:p text:style-name="P2"/>
      <text:p text:style-name="P2">call() e apply()</text:p>
      <text:p text:style-name="P3">A diferença é o método de passar parâmetros. Em apply, os parâmetros devem ser passados como array a partir do segundo parâmetro. O primeiro é sempre o this.</text:p>
      <text:p text:style-name="P3">Com estas chamadas é possível alterar o varlo de this. Chamando somente a função</text:p>
      <text:p text:style-name="P3">function()</text:p>
      <text:p text:style-name="P3">não pode</text:p>
      <text:p text:style-name="P3"/>
      <text:p text:style-name="P3">Bind – muda o contexto de this na hora que eu chamo a função. Em all e apply, o programador muda o valor de this quando chamar.</text:p>
      <text:p text:style-name="P3"/>
      <text:p text:style-name="P4">Encadeamento – funções que devolvem a própria função, portanto podem ser chamadas de novo.</text:p>
      <text:p text:style-name="P4"/>
      <text:p text:style-name="P5">Model Pattern – é uma maneira de organizar o sistema.</text:p>
      <text:p text:style-name="P5">&lt;script&gt;</text:p>
      <text:p text:style-name="P5"><text:tab/>var beluga = {</text:p>
      <text:p text:style-name="P5"><text:tab/><text:tab/>number: {</text:p>
      <text:p text:style-name="P5"><text:tab/><text:tab/><text:tab/>value: 0,</text:p>
      <text:p text:style-name="P5"><text:tab/><text:tab/><text:tab/>add: function(n){</text:p>
      <text:p text:style-name="P5"><text:tab/><text:tab/><text:tab/><text:tab/>this.value += n;</text:p>
      <text:p text:style-name="P5"><text:tab/><text:tab/><text:tab/>},</text:p>
      <text:p text:style-name="P5"><text:tab/><text:tab/><text:tab/>log: function(){</text:p>
      <text:p text:style-name="P5"><text:tab/><text:tab/><text:tab/><text:tab/>console.lopg(this.value);</text:p>
      <text:p text:style-name="P5"><text:tab/><text:tab/><text:tab/>}</text:p>
      <text:p text:style-name="P5"><text:tab/><text:tab/>}</text:p>
      <text:p text:style-name="P5"><text:tab/>}</text:p>
      <text:p text:style-name="P5">&lt;/script&gt;</text:p>
      <text:p text:style-name="P5"/>
      <text:p text:style-name="P5">Review Patern</text:p>
      <text:p text:style-name="P5">&lt;script&gt;</text:p>
      <text:p text:style-name="P5"/>
      <text:p text:style-name="P5"><text:tab/>var beluga2 = (function(){</text:p>
      <text:p text:style-name="P5"><text:tab/><text:tab/>var n = 0;</text:p>
      <text:p text:style-name="P5"/>
      <text:p text:style-name="P5"><text:tab/><text:tab/>function isNumber(_n){</text:p>
      <text:p text:style-name="P5"><text:tab/><text:tab/><text:tab/>return typeoff _n === ‘number’;</text:p>
      <text:p text:style-name="P5"><text:tab/><text:tab/>}</text:p>
      <text:p text:style-name="P5"/>
      <text:p text:style-name="P5"><text:tab/><text:tab/>function _add(_n){</text:p>
      <text:p text:style-name="P5"><text:tab/><text:tab/><text:tab/>if(isNumber(_n)){</text:p>
      <text:p text:style-name="P5"><text:tab/><text:tab/><text:tab/>n += n;</text:p>
      <text:p text:style-name="P5"><text:tab/><text:tab/><text:tab/>}</text:p>
      <text:p text:style-name="P5"><text:tab/><text:tab/>}</text:p>
      <text:p text:style-name="P5"><text:tab/><text:tab/></text:p>
      <text:p text:style-name="P6"><text:soft-page-break/><text:tab/><text:tab/><text:span text:style-name="T2">function _log(){</text:span></text:p>
      <text:p text:style-name="P6"><text:span text:style-name="T2"><text:tab/><text:tab/><text:tab/>console.log(n);</text:span></text:p>
      <text:p text:style-name="P6"><text:span text:style-name="T2"><text:tab/><text:tab/>}</text:span></text:p>
      <text:p text:style-name="P6"/>
      <text:p text:style-name="P6"><text:tab/><text:tab/><text:span text:style-name="T2">return {</text:span></text:p>
      <text:p text:style-name="P6"><text:tab/><text:tab/><text:tab/><text:span text:style-name="T2">add: _add,</text:span></text:p>
      <text:p text:style-name="P6"><text:tab/><text:tab/><text:tab/><text:span text:style-name="T2">log: <text:s/>_log</text:span></text:p>
      <text:p text:style-name="P6"><text:span text:style-name="T2"><text:tab/><text:tab/>}</text:span></text:p>
      <text:p text:style-name="P5"><text:tab/>}<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10:10:23.301007340</meta:creation-date>
    <dc:date>2019-08-02T09:39:01.769147345</dc:date>
    <meta:editing-duration>PT58M12S</meta:editing-duration>
    <meta:editing-cycles>8</meta:editing-cycles>
    <meta:generator>LibreOffice/6.0.7.3$Linux_X86_64 LibreOffice_project/00m0$Build-3</meta:generator>
    <meta:document-statistic meta:table-count="0" meta:image-count="0" meta:object-count="0" meta:page-count="2" meta:paragraph-count="45" meta:word-count="230" meta:character-count="1417" meta:non-whitespace-character-count="1153"/>
  </office:meta>
</office:document-meta>
</file>